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6ff03" loext:fill-use-slide-background="true" draw:opacity="100%" draw:textarea-horizontal-align="justify" draw:textarea-vertical-align="middle" draw:auto-grow-height="false" fo:min-height="0.338cm" fo:min-width="5.65cm" draw:shadow="visible"/>
    </style:style>
    <style:style style:name="gr2" style:family="graphic" style:parent-style-name="standard">
      <style:graphic-properties draw:fill="solid" draw:fill-color="#76ff03" loext:fill-use-slide-background="true" draw:opacity="100%" draw:textarea-horizontal-align="justify" draw:textarea-vertical-align="middle" draw:auto-grow-height="false" fo:min-height="0.338cm" fo:min-width="10.05cm" draw:shadow="visible"/>
    </style:style>
    <style:style style:name="gr3" style:family="graphic" style:parent-style-name="standard">
      <style:graphic-properties draw:fill="solid" draw:fill-color="#76ff03" loext:fill-use-slide-background="true" draw:opacity="100%" draw:textarea-horizontal-align="justify" draw:textarea-vertical-align="middle" draw:auto-grow-height="false" fo:min-height="0.338cm" fo:min-width="4.3cm" draw:shadow="visible"/>
    </style:style>
    <style:style style:name="gr4" style:family="graphic" style:parent-style-name="standard">
      <style:graphic-properties draw:fill="solid" draw:fill-color="#1565c0" loext:fill-use-slide-background="true" draw:opacity="100%" draw:textarea-horizontal-align="justify" draw:textarea-vertical-align="middle" draw:auto-grow-height="false" fo:min-height="0.338cm" fo:min-width="3.8cm" draw:shadow="visible"/>
    </style:style>
    <style:style style:name="gr5" style:family="graphic" style:parent-style-name="standard">
      <style:graphic-properties draw:fill="solid" draw:fill-color="#1565c0" loext:fill-use-slide-background="true" draw:opacity="100%" draw:textarea-horizontal-align="justify" draw:textarea-vertical-align="middle" draw:auto-grow-height="false" fo:min-height="0.338cm" fo:min-width="8.75cm" draw:shadow="visible"/>
    </style:style>
    <style:style style:name="gr6" style:family="graphic" style:parent-style-name="standard">
      <style:graphic-properties draw:fill="solid" draw:fill-color="#00e5ff" loext:fill-use-slide-background="true" draw:opacity="100%" draw:textarea-horizontal-align="justify" draw:textarea-vertical-align="middle" draw:auto-grow-height="false" fo:min-height="0.35cm" fo:min-width="1.05cm" draw:shadow="visible"/>
    </style:style>
    <style:style style:name="gr7" style:family="graphic" style:parent-style-name="standard">
      <style:graphic-properties draw:fill="solid" draw:fill-color="#00e5ff" loext:fill-use-slide-background="true" draw:opacity="100%" draw:textarea-horizontal-align="justify" draw:textarea-vertical-align="middle" draw:auto-grow-height="false" fo:min-height="0.35cm" fo:min-width="6.25cm" draw:shadow="visib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5.4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5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76ff03" draw:opacity="100%"/>
      <style:paragraph-properties fo:text-align="center"/>
      <style:text-properties fo:background-color="#ffff00"/>
    </style:style>
    <style:style style:name="P2" style:family="paragraph">
      <loext:graphic-properties draw:fill="solid" draw:fill-color="#1565c0" draw:opacity="100%"/>
      <style:paragraph-properties fo:text-align="center"/>
      <style:text-properties fo:background-color="#ffff00"/>
    </style:style>
    <style:style style:name="P3" style:family="paragraph">
      <loext:graphic-properties draw:fill="solid" draw:fill-color="#00e5ff" draw:opacity="100%"/>
      <style:paragraph-properties fo:text-align="center"/>
      <style:text-properties fo:background-color="#ffff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Courier1" fo:font-size="10pt" fo:font-weight="normal" style:font-name-asian="Courier1" style:font-size-asian="10pt" style:font-weight-asian="normal" style:font-name-complex="Courier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65cm" svg:height="0.338cm" svg:x="5.85cm" svg:y="1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5cm" svg:height="0.338cm" svg:x="1.45cm" svg:y="1.5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cm" svg:height="0.338cm" svg:x="1.45cm" svg:y="1.9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0.338cm" svg:x="1.45cm" svg:y="1.1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75cm" svg:height="0.338cm" svg:x="2.75cm" svg:y="0.7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5cm" svg:height="0.35cm" svg:x="1.45cm" svg:y="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5cm" svg:height="0.35cm" svg:x="5.25cm" svg:y="0.3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5.454cm" svg:height="0.353cm" svg:x="0cm" svg:y="0.397cm">
          <draw:text-box>
            <text:p text:style-name="P4"><text:span text:style-name="T1">0000 - 01 00 00 ee 03 03 d0 c1-d1 ef a3 89 0c c9 0c e4 <text:s text:c="2"/>................</text:span></text:p>
          </draw:text-box>
        </draw:frame>
        <draw:frame draw:style-name="gr8" draw:text-style-name="P6" draw:layer="layout" svg:width="15.454cm" svg:height="0.353cm" svg:x="0cm" svg:y="0.81cm">
          <draw:text-box>
            <text:p text:style-name="P4"><text:span text:style-name="T1">0010 - ec 94 00 00 00 00 00 00-00 00 00 00 00 00 00 00 <text:s text:c="2"/>................</text:span></text:p>
          </draw:text-box>
        </draw:frame>
        <draw:frame draw:style-name="gr9" draw:text-style-name="P6" draw:layer="layout" svg:width="9.527cm" svg:height="0.353cm" svg:x="0cm" svg:y="0.034cm">
          <draw:text-box>
            <text:p text:style-name="P4"><text:span text:style-name="T1"><text:s text:c="7"/></text:span><text:span text:style-name="T1">ClientHelloOuterAAD Example for SECH 2</text:span></text:p>
          </draw:text-box>
        </draw:frame>
        <draw:frame draw:style-name="gr8" draw:text-style-name="P6" draw:layer="layout" svg:width="15.454cm" svg:height="0.353cm" svg:x="0cm" svg:y="1.198cm">
          <draw:text-box>
            <text:p text:style-name="P4"><text:span text:style-name="T1">0020 - 00 00 00 00 00 00 20 00-00 00 00 00 00 00 00 00 <text:s text:c="2"/>...... .........</text:span></text:p>
          </draw:text-box>
        </draw:frame>
        <draw:frame draw:style-name="gr8" draw:text-style-name="P6" draw:layer="layout" svg:width="15.454cm" svg:height="0.353cm" svg:x="0cm" svg:y="1.586cm">
          <draw:text-box>
            <text:p text:style-name="P4"><text:span text:style-name="T1">0030 - 00 00 00 00 00 00 00 00-00 00 00 00 00 00 00 00 <text:s text:c="2"/>................</text:span></text:p>
          </draw:text-box>
        </draw:frame>
        <draw:frame draw:style-name="gr8" draw:text-style-name="P6" draw:layer="layout" svg:width="15.454cm" svg:height="0.353cm" svg:x="0cm" svg:y="1.974cm">
          <draw:text-box>
            <text:p text:style-name="P4"><text:span text:style-name="T1">0040 - 00 00 00 00 00 00 00 00-06 13 02 13 03 13 01 01 <text:s text:c="2"/>................</text:span></text:p>
          </draw:text-box>
        </draw:frame>
        <draw:frame draw:style-name="gr8" draw:text-style-name="P6" draw:layer="layout" svg:width="15.454cm" svg:height="0.353cm" svg:x="0cm" svg:y="2.363cm">
          <draw:text-box>
            <text:p text:style-name="P4"><text:span text:style-name="T1">0050 - 00 00 9f 00 0b 00 04 03-00 01 02 00 0a 00 16 00 <text:s text:c="2"/>................</text:span></text:p>
          </draw:text-box>
        </draw:frame>
        <draw:frame draw:style-name="gr8" draw:text-style-name="P6" draw:layer="layout" svg:width="15.454cm" svg:height="0.353cm" svg:x="0cm" svg:y="2.751cm">
          <draw:text-box>
            <text:p text:style-name="P4"><text:span text:style-name="T1">0060 - 14 00 1d 00 17 00 1e 00-19 00 18 01 00 01 01 01 <text:s text:c="2"/>................</text:span></text:p>
          </draw:text-box>
        </draw:frame>
        <draw:frame draw:style-name="gr8" draw:text-style-name="P6" draw:layer="layout" svg:width="15.454cm" svg:height="0.353cm" svg:x="0cm" svg:y="3.139cm">
          <draw:text-box>
            <text:p text:style-name="P4"><text:span text:style-name="T1">0070 - 02 01 03 01 04 00 23 00-00 00 16 00 00 00 17 00 <text:s text:c="2"/>......#.........</text:span></text:p>
          </draw:text-box>
        </draw:frame>
        <draw:frame draw:style-name="gr8" draw:text-style-name="P6" draw:layer="layout" svg:width="15.454cm" svg:height="0.353cm" svg:x="0cm" svg:y="3.527cm">
          <draw:text-box>
            <text:p text:style-name="P4"><text:span text:style-name="T1">0080 - 00 00 0d 00 24 00 22 04-03 05 03 06 03 08 07 08 <text:s text:c="2"/>....$.".........</text:span></text:p>
          </draw:text-box>
        </draw:frame>
        <draw:frame draw:style-name="gr8" draw:text-style-name="P6" draw:layer="layout" svg:width="15.454cm" svg:height="0.353cm" svg:x="0cm" svg:y="3.915cm">
          <draw:text-box>
            <text:p text:style-name="P4"><text:span text:style-name="T1">0090 - 08 08 1a 08 1b 08 1c 08-09 08 0a 08 0b 08 04 08 <text:s text:c="2"/>................</text:span></text:p>
          </draw:text-box>
        </draw:frame>
        <draw:frame draw:style-name="gr8" draw:text-style-name="P6" draw:layer="layout" svg:width="15.454cm" svg:height="0.353cm" svg:x="0cm" svg:y="4.303cm">
          <draw:text-box>
            <text:p text:style-name="P4"><text:span text:style-name="T1">00a0 - 05 08 06 04 01 05 01 06-01 00 2b 00 03 02 03 04 <text:s text:c="2"/>..........+.....</text:span></text:p>
          </draw:text-box>
        </draw:frame>
        <draw:frame draw:style-name="gr8" draw:text-style-name="P6" draw:layer="layout" svg:width="15.454cm" svg:height="0.353cm" svg:x="0cm" svg:y="4.691cm">
          <draw:text-box>
            <text:p text:style-name="P4"><text:span text:style-name="T1">00b0 - 00 2d 00 02 01 01 00 33-00 26 00 24 00 1d 00 20 <text:s text:c="2"/>.-.....3.&amp;.$... </text:span></text:p>
          </draw:text-box>
        </draw:frame>
        <draw:frame draw:style-name="gr8" draw:text-style-name="P6" draw:layer="layout" svg:width="15.454cm" svg:height="0.353cm" svg:x="0cm" svg:y="5.079cm">
          <draw:text-box>
            <text:p text:style-name="P4"><text:span text:style-name="T1">00c0 - 2e fd 0a 32 34 2d 98 5c-13 d4 6f 6e 9d 34 ad 09 <text:s text:c="2"/>...24-.\..on.4..</text:span></text:p>
          </draw:text-box>
        </draw:frame>
        <draw:frame draw:style-name="gr8" draw:text-style-name="P6" draw:layer="layout" svg:width="15.454cm" svg:height="0.353cm" svg:x="0cm" svg:y="5.467cm">
          <draw:text-box>
            <text:p text:style-name="P4"><text:span text:style-name="T1">00d0 - d9 de a2 8a fe 8a d3 0a-82 a0 3d 9a 61 7f b1 4d <text:s text:c="2"/>..........=.a..M</text:span></text:p>
          </draw:text-box>
        </draw:frame>
        <draw:frame draw:style-name="gr8" draw:text-style-name="P6" draw:layer="layout" svg:width="15.454cm" svg:height="0.353cm" svg:x="0cm" svg:y="5.855cm">
          <draw:text-box>
            <text:p text:style-name="P4"><text:span text:style-name="T1">00e0 - 00 00 00 0e 00 0c 00 00-09 6f 75 74 65 72 2e 63 <text:s text:c="2"/>.........outer.c</text:span></text:p>
          </draw:text-box>
        </draw:frame>
        <draw:frame draw:style-name="gr10" draw:text-style-name="P6" draw:layer="layout" svg:width="12.49cm" svg:height="0.353cm" svg:x="0cm" svg:y="6.243cm">
          <draw:text-box>
            <text:p text:style-name="P4"><text:span text:style-name="T1">00f0 - 6f 6d <text:s text:c="44"/>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451cm" fo:page-height="6.4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3T15:06:57.942843137</dc:date>
    <meta:editing-duration>PT36M</meta:editing-duration>
    <meta:editing-cycles>2</meta:editing-cycles>
    <meta:generator>LibreOffice/7.4.7.2$Linux_X86_64 LibreOffice_project/40$Build-2</meta:generator>
    <meta:document-statistic meta:object-count="24"/>
  </office:meta>
</office:document-meta>
</file>